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7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7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Y$7:.$Y$20];[.Y2])" office:value-type="float" office:value="10">
            <text:p>1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0"/>
          <table:table-cell office:value-type="float" office:value="2">
            <text:p>2</text:p>
          </table:table-cell>
          <table:table-cell table:formula="of:=COUNTIF([.$Y$7:.$Y$20];[.Y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1"/>
          <table:table-cell office:value-type="float" office:value="3">
            <text:p>3</text:p>
          </table:table-cell>
          <table:table-cell table:formula="of:=COUNTIF([.$Y$7:.$Y$20];[.Y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0"/>
          <table:table-cell table:style-name="ce14" table:formula="of:=CONCATENATE(&quot;id&quot;;&quot; (&quot;;COUNTA([.X7:.X83]);&quot;)&quot;)" office:value-type="string" office:string-value="id (77)">
            <text:p>id (7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9"/>
          <table:table-cell table:formula="of:=IF([.AH7]&lt;&gt;1;[.AH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Z7:.AE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];1)" office:value-type="float" office:value="0">
            <text:p>#VALUE!</text:p>
          </table:table-cell>
          <table:table-cell table:formula="of:=LEFT([.X7];[.AG7]-1)" office:value-type="float" office:value="0">
            <text:p>#VALUE!</text:p>
          </table:table-cell>
          <table:table-cell table:formula="of:=IF([.AH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9"/>
          <table:table-cell table:formula="of:=IF([.AH8]&lt;&gt;1;[.AH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Z8:.AE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];1)" office:value-type="float" office:value="0">
            <text:p>#VALUE!</text:p>
          </table:table-cell>
          <table:table-cell table:formula="of:=LEFT([.X8];[.AG8]-1)" office:value-type="float" office:value="0">
            <text:p>#VALUE!</text:p>
          </table:table-cell>
          <table:table-cell table:formula="of:=IF([.AH8]=1;1:0)" office:value-type="float" office:value="0">
            <text:p>#VALUE!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9"/>
          <table:table-cell table:formula="of:=IF([.AH9]&lt;&gt;1;[.AH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Z9:.AE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];1)" office:value-type="float" office:value="2">
            <text:p>2</text:p>
          </table:table-cell>
          <table:table-cell table:formula="of:=LEFT([.X9];[.AG9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9"/>
          <table:table-cell table:formula="of:=IF([.AH10]&lt;&gt;1;[.AH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1.97cm" svg:y="3.679cm" draw:caption-point-x="-0.61cm" draw:caption-point-y="1.534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Z10:.AE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];1)" office:value-type="float" office:value="2">
            <text:p>2</text:p>
          </table:table-cell>
          <table:table-cell table:formula="of:=LEFT([.X10];[.AG10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9"/>
          <table:table-cell table:formula="of:=IF([.AH11]&lt;&gt;1;[.AH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1.97cm" svg:y="4.274cm" draw:caption-point-x="-0.61cm" draw:caption-point-y="1.517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Z11:.AE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];1)" office:value-type="float" office:value="2">
            <text:p>2</text:p>
          </table:table-cell>
          <table:table-cell table:formula="of:=LEFT([.X11];[.AG11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9"/>
          <table:table-cell table:formula="of:=IF([.AH12]&lt;&gt;1;[.AH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Z12:.AE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];1)" office:value-type="float" office:value="2">
            <text:p>2</text:p>
          </table:table-cell>
          <table:table-cell table:formula="of:=LEFT([.X12];[.AG12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9"/>
          <table:table-cell table:formula="of:=IF([.AH13]&lt;&gt;1;[.AH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Z13:.AE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3];1)" office:value-type="float" office:value="4">
            <text:p>4</text:p>
          </table:table-cell>
          <table:table-cell table:formula="of:=LEFT([.X13];[.AG13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9"/>
          <table:table-cell table:formula="of:=IF([.AH14]&lt;&gt;1;[.AH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7" table:formula="of:=COUNTA([.Z14:.AE14])+COUNTA([.AI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X14];1)" office:value-type="float" office:value="0">
            <text:p>#VALUE!</text:p>
          </table:table-cell>
          <table:table-cell table:formula="of:=LEFT([.X14];[.AG14]-1)" office:value-type="float" office:value="0">
            <text:p>#VALUE!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9"/>
          <table:table-cell table:formula="of:=IF([.AH15]&lt;&gt;1;[.AH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Z15:.AE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5];1)" office:value-type="float" office:value="0">
            <text:p>#VALUE!</text:p>
          </table:table-cell>
          <table:table-cell table:formula="of:=LEFT([.X15];[.AG1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9"/>
          <table:table-cell table:formula="of:=IF([.AH16]&lt;&gt;1;[.AH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Z16:.AE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6];1)" office:value-type="float" office:value="4">
            <text:p>4</text:p>
          </table:table-cell>
          <table:table-cell table:formula="of:=LEFT([.X16];[.AG16]-1)" office:value-type="string" office:string-value="110">
            <text:p>11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9"/>
          <table:table-cell table:formula="of:=IF([.AH17]&lt;&gt;1;[.AH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Z17:.AE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7];1)" office:value-type="float" office:value="4">
            <text:p>4</text:p>
          </table:table-cell>
          <table:table-cell table:formula="of:=LEFT([.X17];[.AG17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9"/>
          <table:table-cell table:formula="of:=IF([.AH18]&lt;&gt;1;[.AH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Z18:.AE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8];1)" office:value-type="float" office:value="4">
            <text:p>4</text:p>
          </table:table-cell>
          <table:table-cell table:formula="of:=LEFT([.X18];[.AG18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9"/>
          <table:table-cell table:formula="of:=IF([.AH19]&lt;&gt;1;[.AH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Z19:.AE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9];1)" office:value-type="float" office:value="4">
            <text:p>4</text:p>
          </table:table-cell>
          <table:table-cell table:formula="of:=LEFT([.X19];[.AG19]-1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9"/>
          <table:table-cell table:formula="of:=IF([.AH20]&lt;&gt;1;[.AH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Z20:.AE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0];1)" office:value-type="float" office:value="4">
            <text:p>4</text:p>
          </table:table-cell>
          <table:table-cell table:formula="of:=LEFT([.X20];[.AG20]-1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9"/>
          <table:table-cell table:formula="of:=IF([.AH21]&lt;&gt;1;[.AH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Z21:.AE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1];1)" office:value-type="float" office:value="4">
            <text:p>4</text:p>
          </table:table-cell>
          <table:table-cell table:formula="of:=LEFT([.X21];[.AG21]-1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19"/>
          <table:table-cell table:formula="of:=IF([.AH22]&lt;&gt;1;[.AH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Z22:.AE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2];1)" office:value-type="float" office:value="4">
            <text:p>4</text:p>
          </table:table-cell>
          <table:table-cell table:formula="of:=LEFT([.X22];[.AG22]-1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9"/>
          <table:table-cell table:formula="of:=IF([.AH23]&lt;&gt;1;[.AH23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Z23:.AE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3];1)" office:value-type="float" office:value="0">
            <text:p>#VALUE!</text:p>
          </table:table-cell>
          <table:table-cell table:formula="of:=LEFT([.X23];[.AG23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1"/>
          <table:table-cell table:formula="of:=IF([.AH24]&lt;&gt;1;[.AH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Z24:.AE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4];1)" office:value-type="float" office:value="4">
            <text:p>4</text:p>
          </table:table-cell>
          <table:table-cell table:formula="of:=LEFT([.X24];[.AG24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6:.$T$46]))" office:value-type="string" office:string-value="max id=178">
            <office:annotation office:display="true" draw:style-name="gr3" draw:text-style-name="P1" svg:width="8.776cm" svg:height="3.235cm" svg:x="9.164cm" svg:y="8.248cm" draw:caption-point-x="-4.122cm" draw:caption-point-y="5.63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8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H25]&lt;&gt;1;[.AH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Z25:.AE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5];1)" office:value-type="float" office:value="4">
            <text:p>4</text:p>
          </table:table-cell>
          <table:table-cell table:formula="of:=LEFT([.X25];[.AG25]-1)" office:value-type="string" office:string-value="126">
            <text:p>126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office:value-type="string">
            <text:p>*</text:p>
          </table:table-cell>
          <table:table-cell/>
          <table:table-cell table:formula="of:=IF([.AH26]&lt;&gt;1;[.AH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Z26:.AE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6];1)" office:value-type="float" office:value="4">
            <text:p>4</text:p>
          </table:table-cell>
          <table:table-cell table:formula="of:=LEFT([.X26];[.AG26]-1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62">
            <text:p>162</text:p>
          </table:table-cell>
          <table:table-cell office:value-type="string">
            <text:p>*</text:p>
          </table:table-cell>
          <table:table-cell/>
          <table:table-cell table:formula="of:=IF([.AH27]&lt;&gt;1;[.AH27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Z27:.AE27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7];1)" office:value-type="float" office:value="4">
            <text:p>4</text:p>
          </table:table-cell>
          <table:table-cell table:formula="of:=LEFT([.X27];[.AG27]-1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office:value-type="string">
            <text:p>*</text:p>
          </table:table-cell>
          <table:table-cell/>
          <table:table-cell table:formula="of:=IF([.AH28]&lt;&gt;1;[.AH28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Z28:.AE28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8];1)" office:value-type="float" office:value="4">
            <text:p>4</text:p>
          </table:table-cell>
          <table:table-cell table:formula="of:=LEFT([.X28];[.AG28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164">
            <text:p>164</text:p>
          </table:table-cell>
          <table:table-cell office:value-type="string">
            <text:p>*</text:p>
          </table:table-cell>
          <table:table-cell/>
          <table:table-cell table:formula="of:=IF([.AH29]&lt;&gt;1;[.AH29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Z29:.AE29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9];1)" office:value-type="float" office:value="4">
            <text:p>4</text:p>
          </table:table-cell>
          <table:table-cell table:formula="of:=LEFT([.X29];[.AG29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office:value-type="string">
            <text:p>*</text:p>
          </table:table-cell>
          <table:table-cell/>
          <table:table-cell table:formula="of:=IF([.AH30]&lt;&gt;1;[.AH30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Z30:.AE30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0];1)" office:value-type="float" office:value="4">
            <text:p>4</text:p>
          </table:table-cell>
          <table:table-cell table:formula="of:=LEFT([.X30];[.AG30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48">
            <text:p>148</text:p>
          </table:table-cell>
          <table:table-cell table:style-name="ce6" office:value-type="float" office:value="166">
            <text:p>166</text:p>
          </table:table-cell>
          <table:table-cell office:value-type="string">
            <text:p>*</text:p>
          </table:table-cell>
          <table:table-cell/>
          <table:table-cell table:formula="of:=IF([.AH31]&lt;&gt;1;[.AH31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Z31:.AE31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31];1)" office:value-type="float" office:value="4">
            <text:p>4</text:p>
          </table:table-cell>
          <table:table-cell table:formula="of:=LEFT([.X31];[.AG31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office:value-type="string">
            <text:p>*</text:p>
          </table:table-cell>
          <table:table-cell/>
          <table:table-cell table:formula="of:=IF([.AH32]&lt;&gt;1;[.AH32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Z32:.AE32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2];1)" office:value-type="float" office:value="4">
            <text:p>4</text:p>
          </table:table-cell>
          <table:table-cell table:formula="of:=LEFT([.X32];[.AG32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68">
            <text:p>168</text:p>
          </table:table-cell>
          <table:table-cell office:value-type="string">
            <text:p>*</text:p>
          </table:table-cell>
          <table:table-cell/>
          <table:table-cell table:formula="of:=IF([.AH33]&lt;&gt;1;[.AH33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Z33:.AE33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3];1)" office:value-type="float" office:value="3">
            <text:p>3</text:p>
          </table:table-cell>
          <table:table-cell table:formula="of:=LEFT([.X33];[.AG33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office:value-type="string">
            <text:p>*</text:p>
          </table:table-cell>
          <table:table-cell/>
          <table:table-cell table:formula="of:=IF([.AH34]&lt;&gt;1;[.AH34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Z34:.AE34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4];1)" office:value-type="float" office:value="3">
            <text:p>3</text:p>
          </table:table-cell>
          <table:table-cell table:formula="of:=LEFT([.X34];[.AG34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70">
            <text:p>170</text:p>
          </table:table-cell>
          <table:table-cell office:value-type="string">
            <text:p>*</text:p>
          </table:table-cell>
          <table:table-cell/>
          <table:table-cell table:formula="of:=IF([.AH35]&lt;&gt;1;[.AH35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Z35:.AE35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5];1)" office:value-type="float" office:value="3">
            <text:p>3</text:p>
          </table:table-cell>
          <table:table-cell table:formula="of:=LEFT([.X35];[.AG35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office:value-type="string">
            <text:p>*</text:p>
          </table:table-cell>
          <table:table-cell/>
          <table:table-cell table:formula="of:=IF([.AH36]&lt;&gt;1;[.AH36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Z36:.AE36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6];1)" office:value-type="float" office:value="3">
            <text:p>3</text:p>
          </table:table-cell>
          <table:table-cell table:formula="of:=LEFT([.X36];[.AG36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54">
            <text:p>154</text:p>
          </table:table-cell>
          <table:table-cell table:style-name="ce6" office:value-type="float" office:value="172">
            <text:p>172</text:p>
          </table:table-cell>
          <table:table-cell office:value-type="string">
            <text:p>*</text:p>
          </table:table-cell>
          <table:table-cell/>
          <table:table-cell table:formula="of:=IF([.AH37]&lt;&gt;1;[.AH37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Z37:.AE37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7];1)" office:value-type="float" office:value="4">
            <text:p>4</text:p>
          </table:table-cell>
          <table:table-cell table:formula="of:=LEFT([.X37];[.AG37]-1)" office:value-type="string" office:string-value="141">
            <text:p>14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office:value-type="string">
            <text:p>*</text:p>
          </table:table-cell>
          <table:table-cell/>
          <table:table-cell table:formula="of:=IF([.AH38]&lt;&gt;1;[.AH38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Z38:.AE38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8];1)" office:value-type="float" office:value="0">
            <text:p>#VALUE!</text:p>
          </table:table-cell>
          <table:table-cell table:formula="of:=LEFT([.X38];[.AG3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174">
            <text:p>174</text:p>
          </table:table-cell>
          <table:table-cell office:value-type="string">
            <text:p>*</text:p>
          </table:table-cell>
          <table:table-cell/>
          <table:table-cell table:formula="of:=IF([.AH39]&lt;&gt;1;[.AH39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Z39:.AE39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9];1)" office:value-type="float" office:value="4">
            <text:p>4</text:p>
          </table:table-cell>
          <table:table-cell table:formula="of:=LEFT([.X39];[.AG39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office:value-type="string">
            <text:p>*</text:p>
          </table:table-cell>
          <table:table-cell/>
          <table:table-cell table:formula="of:=IF([.AH40]&lt;&gt;1;[.AH40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Z40:.AE40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0];1)" office:value-type="float" office:value="4">
            <text:p>4</text:p>
          </table:table-cell>
          <table:table-cell table:formula="of:=LEFT([.X40];[.AG40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58">
            <text:p>158</text:p>
          </table:table-cell>
          <table:table-cell table:style-name="ce6" office:value-type="float" office:value="176">
            <text:p>176</text:p>
          </table:table-cell>
          <table:table-cell office:value-type="string">
            <text:p>*</text:p>
          </table:table-cell>
          <table:table-cell/>
          <table:table-cell table:formula="of:=IF([.AH41]&lt;&gt;1;[.AH41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Z41:.AE41])" office:value-type="float" office:value="2">
            <text:p>2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1];1)" office:value-type="float" office:value="4">
            <text:p>4</text:p>
          </table:table-cell>
          <table:table-cell table:formula="of:=LEFT([.X41];[.AG41]-1)" office:value-type="string" office:string-value="154">
            <text:p>15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office:value-type="string">
            <text:p>*</text:p>
          </table:table-cell>
          <table:table-cell/>
          <table:table-cell table:formula="of:=IF([.AH42]&lt;&gt;1;[.AH42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Z42:.AE42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2];1)" office:value-type="float" office:value="4">
            <text:p>4</text:p>
          </table:table-cell>
          <table:table-cell table:formula="of:=LEFT([.X42];[.AG42]-1)" office:value-type="string" office:string-value="158">
            <text:p>15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6" table:number-columns-repeated="16"/>
          <table:table-cell table:style-name="ce6" office:value-type="float" office:value="142">
            <text:p>142</text:p>
          </table:table-cell>
          <table:table-cell table:style-name="ce6" office:value-type="float" office:value="178">
            <text:p>178</text:p>
          </table:table-cell>
          <table:table-cell office:value-type="string">
            <text:p>*</text:p>
          </table:table-cell>
          <table:table-cell/>
          <table:table-cell table:formula="of:=IF([.AH43]&lt;&gt;1;[.AH43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Z43:.AE43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3];1)" office:value-type="float" office:value="4">
            <text:p>4</text:p>
          </table:table-cell>
          <table:table-cell table:formula="of:=LEFT([.X43];[.AG43]-1)" office:value-type="string" office:string-value="159">
            <text:p>15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office:value-type="string">
            <text:p>*</text:p>
          </table:table-cell>
          <table:table-cell/>
          <table:table-cell table:formula="of:=IF([.AH44]&lt;&gt;1;[.AH44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Z44:.AE4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44];1)" office:value-type="float" office:value="0">
            <text:p>#VALUE!</text:p>
          </table:table-cell>
          <table:table-cell table:formula="of:=LEFT([.X44];[.AG4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8"/>
          <table:table-cell office:value-type="string">
            <text:p>*</text:p>
          </table:table-cell>
          <table:table-cell/>
          <table:table-cell table:formula="of:=IF([.AH45]&lt;&gt;1;[.AH45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Z45:.AE45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5];1)" office:value-type="float" office:value="4">
            <text:p>4</text:p>
          </table:table-cell>
          <table:table-cell table:formula="of:=LEFT([.X45];[.AG45]-1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18"/>
          <table:table-cell office:value-type="string">
            <text:p>*</text:p>
          </table:table-cell>
          <table:table-cell/>
          <table:table-cell table:formula="of:=IF([.AH46]&lt;&gt;1;[.AH46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Z46:.AE46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6];1)" office:value-type="float" office:value="3">
            <text:p>3</text:p>
          </table:table-cell>
          <table:table-cell table:formula="of:=LEFT([.X46];[.AG46]-1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9" office:value-type="string">
            <text:p>*</text:p>
          </table:table-cell>
          <table:table-cell table:formula="of:=[.B25]" office:value-type="string" office:string-value="max id=178">
            <text:p>max id=178</text:p>
          </table:table-cell>
          <table:table-cell/>
          <table:table-cell table:formula="of:=IF([.AH47]&lt;&gt;1;[.AH47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Z47:.AE4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7];1)" office:value-type="float" office:value="2">
            <text:p>2</text:p>
          </table:table-cell>
          <table:table-cell table:formula="of:=LEFT([.X47];[.AG47]-1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48]&lt;&gt;1;[.AH48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Z48:.AE48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8];1)" office:value-type="float" office:value="3">
            <text:p>3</text:p>
          </table:table-cell>
          <table:table-cell table:formula="of:=LEFT([.X48];[.AG48]-1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49]&lt;&gt;1;[.AH49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Z49:.AE49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9];1)" office:value-type="float" office:value="0">
            <text:p>#VALUE!</text:p>
          </table:table-cell>
          <table:table-cell table:formula="of:=LEFT([.X49];[.AG49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7"/>
          <table:table-cell table:formula="of:=IF([.AH50]&lt;&gt;1;[.AH50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Z50:.AE5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0];1)" office:value-type="float" office:value="0">
            <text:p>#VALUE!</text:p>
          </table:table-cell>
          <table:table-cell table:formula="of:=LEFT([.X50];[.AG50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7"/>
          <table:table-cell table:formula="of:=IF([.AH51]&lt;&gt;1;[.AH51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Z51:.AE51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51];1)" office:value-type="float" office:value="3">
            <text:p>3</text:p>
          </table:table-cell>
          <table:table-cell table:formula="of:=LEFT([.X51];[.AG51]-1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2"/>
          <table:table-cell table:formula="of:=IF([.AH52]&lt;&gt;1;[.AH52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Z52:.AE52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2];1)" office:value-type="float" office:value="3">
            <text:p>3</text:p>
          </table:table-cell>
          <table:table-cell table:formula="of:=LEFT([.X52];[.AG52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4:.$I$67]))" office:value-type="string" office:string-value="max id=20">
            <office:annotation office:display="true" draw:style-name="gr3" draw:text-style-name="P1" svg:width="8.776cm" svg:height="3.235cm" svg:x="10.545cm" svg:y="26.36cm" draw:caption-point-x="-5.503cm" draw:caption-point-y="3.58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0</text:p>
          </table:table-cell>
          <table:table-cell table:style-name="ce8" office:value-type="string">
            <text:p>D</text:p>
          </table:table-cell>
          <table:table-cell table:style-name="ce8" office:value-type="string">
            <text:p>E</text:p>
          </table:table-cell>
          <table:table-cell table:style-name="ce8" office:value-type="string">
            <text:p>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L</text:p>
          </table:table-cell>
          <table:table-cell table:style-name="ce8" office:value-type="string">
            <text:p>Q</text:p>
          </table:table-cell>
          <table:table-cell table:style-name="ce8"/>
          <table:table-cell office:value-type="string">
            <text:p>*</text:p>
          </table:table-cell>
          <table:table-cell table:number-columns-repeated="12"/>
          <table:table-cell table:formula="of:=IF([.AH53]&lt;&gt;1;[.AH53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Z53:.AE53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3];1)" office:value-type="float" office:value="3">
            <text:p>3</text:p>
          </table:table-cell>
          <table:table-cell table:formula="of:=LEFT([.X53];[.AG53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B+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7">
            <text:p>17</text:p>
          </table:table-cell>
          <table:table-cell table:style-name="ce6"/>
          <table:table-cell office:value-type="string">
            <text:p>*</text:p>
          </table:table-cell>
          <table:table-cell table:number-columns-repeated="12"/>
          <table:table-cell table:formula="of:=IF([.AH54]&lt;&gt;1;[.AH54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Z54:.AE5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4];1)" office:value-type="float" office:value="2">
            <text:p>2</text:p>
          </table:table-cell>
          <table:table-cell table:formula="of:=LEFT([.X54];[.AG54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B+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55]&lt;&gt;1;[.AH55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Z55:.AE5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5];1)" office:value-type="float" office:value="2">
            <text:p>2</text:p>
          </table:table-cell>
          <table:table-cell table:formula="of:=LEFT([.X55];[.AG55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B+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56]&lt;&gt;1;[.AH56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Z56:.AE56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6];1)" office:value-type="float" office:value="2">
            <text:p>2</text:p>
          </table:table-cell>
          <table:table-cell table:formula="of:=LEFT([.X56];[.AG56]-1)" office:value-type="string" office:string-value="4">
            <text:p>4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C+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57]&lt;&gt;1;[.AH57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Z57:.AE5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7];1)" office:value-type="float" office:value="2">
            <text:p>2</text:p>
          </table:table-cell>
          <table:table-cell table:formula="of:=LEFT([.X57];[.AG57]-1)" office:value-type="string" office:string-value="5">
            <text:p>5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C+Q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58]&lt;&gt;1;[.AH58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Z58:.AE5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8];1)" office:value-type="float" office:value="2">
            <text:p>2</text:p>
          </table:table-cell>
          <table:table-cell table:formula="of:=LEFT([.X58];[.AG58]-1)" office:value-type="string" office:string-value="6">
            <text:p>6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C+K</text:p>
          </table:table-cell>
          <table:table-cell table:style-name="ce6" table:number-columns-repeated="4"/>
          <table:table-cell table:style-name="ce6" office:value-type="float" office:value="18">
            <text:p>18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59]&lt;&gt;1;[.AH59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Z59:.AE59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9];1)" office:value-type="float" office:value="3">
            <text:p>3</text:p>
          </table:table-cell>
          <table:table-cell table:formula="of:=LEFT([.X59];[.AG59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+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60]&lt;&gt;1;[.AH60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Z60:.AE60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0];1)" office:value-type="float" office:value="3">
            <text:p>3</text:p>
          </table:table-cell>
          <table:table-cell table:formula="of:=LEFT([.X60];[.AG60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61]&lt;&gt;1;[.AH61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Z61:.AE61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1];1)" office:value-type="float" office:value="3">
            <text:p>3</text:p>
          </table:table-cell>
          <table:table-cell table:formula="of:=LEFT([.X61];[.AG61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K Q</text:p>
          </table:table-cell>
          <table:table-cell table:style-name="ce6" table:number-columns-repeated="4"/>
          <table:table-cell table:style-name="ce6" office:value-type="float" office:value="19">
            <text:p>19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62]&lt;&gt;1;[.AH62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Z62:.AE62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2];1)" office:value-type="float" office:value="3">
            <text:p>3</text:p>
          </table:table-cell>
          <table:table-cell table:formula="of:=LEFT([.X62];[.AG62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K R</text:p>
          </table:table-cell>
          <table:table-cell table:style-name="ce6" table:number-columns-repeated="4"/>
          <table:table-cell table:style-name="ce6" office:value-type="float" office:value="20">
            <text:p>2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2"/>
          <table:table-cell table:formula="of:=IF([.AH63]&lt;&gt;1;[.AH63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Z63:.AE63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3];1)" office:value-type="float" office:value="3">
            <text:p>3</text:p>
          </table:table-cell>
          <table:table-cell table:formula="of:=LEFT([.X63];[.AG63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2"/>
          <table:table-cell table:formula="of:=IF([.AH64]&lt;&gt;1;[.AH64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Z64:.AE64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64];1)" office:value-type="float" office:value="3">
            <text:p>3</text:p>
          </table:table-cell>
          <table:table-cell table:formula="of:=LEFT([.X64];[.AG64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2"/>
          <table:table-cell table:formula="of:=IF([.AH65]&lt;&gt;1;[.AH65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Z65:.AE65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5];1)" office:value-type="float" office:value="3">
            <text:p>3</text:p>
          </table:table-cell>
          <table:table-cell table:formula="of:=LEFT([.X65];[.AG65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2"/>
          <table:table-cell table:formula="of:=IF([.AH66]&lt;&gt;1;[.AH66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Z66:.AE66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6];1)" office:value-type="float" office:value="3">
            <text:p>3</text:p>
          </table:table-cell>
          <table:table-cell table:formula="of:=LEFT([.X66];[.AG66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2"/>
          <table:table-cell table:formula="of:=IF([.AH67]&lt;&gt;1;[.AH67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Z67:.AE67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7];1)" office:value-type="float" office:value="0">
            <text:p>#VALUE!</text:p>
          </table:table-cell>
          <table:table-cell table:formula="of:=LEFT([.X67];[.AG67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53]" office:value-type="string" office:string-value="max id=20">
            <text:p>max id=20</text:p>
          </table:table-cell>
          <table:table-cell table:number-columns-repeated="12"/>
          <table:table-cell table:formula="of:=IF([.AH68]&lt;&gt;1;[.AH68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Z68:.AE6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68];1)" office:value-type="float" office:value="3">
            <text:p>3</text:p>
          </table:table-cell>
          <table:table-cell table:formula="of:=LEFT([.X68];[.AG68]-1)" office:value-type="string" office:string-value="70">
            <text:p>70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69]&lt;&gt;1;[.AH69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Z69:.AE6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9];1)" office:value-type="float" office:value="3">
            <text:p>3</text:p>
          </table:table-cell>
          <table:table-cell table:formula="of:=LEFT([.X69];[.AG69]-1)" office:value-type="string" office:string-value="71">
            <text:p>7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0]&lt;&gt;1;[.AH70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Z70:.AE70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0];1)" office:value-type="float" office:value="3">
            <text:p>3</text:p>
          </table:table-cell>
          <table:table-cell table:formula="of:=LEFT([.X70];[.AG70]-1)" office:value-type="string" office:string-value="73">
            <text:p>73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1]&lt;&gt;1;[.AH71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Z71:.AE71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1];1)" office:value-type="float" office:value="3">
            <text:p>3</text:p>
          </table:table-cell>
          <table:table-cell table:formula="of:=LEFT([.X71];[.AG71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2]&lt;&gt;1;[.AH72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Z72:.AE72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2];1)" office:value-type="float" office:value="3">
            <text:p>3</text:p>
          </table:table-cell>
          <table:table-cell table:formula="of:=LEFT([.X72];[.AG72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3]&lt;&gt;1;[.AH73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Z73:.AE73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3];1)" office:value-type="float" office:value="0">
            <text:p>#VALUE!</text:p>
          </table:table-cell>
          <table:table-cell table:formula="of:=LEFT([.X73];[.AG73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 table:number-columns-repeated="22"/>
          <table:table-cell table:formula="of:=IF([.AH74]&lt;&gt;1;[.AH74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Z74:.AE74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4];1)" office:value-type="float" office:value="3">
            <text:p>3</text:p>
          </table:table-cell>
          <table:table-cell table:formula="of:=LEFT([.X74];[.AG74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5]&lt;&gt;1;[.AH75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Z75:.AE75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5];1)" office:value-type="float" office:value="3">
            <text:p>3</text:p>
          </table:table-cell>
          <table:table-cell table:formula="of:=LEFT([.X75];[.AG75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6]&lt;&gt;1;[.AH76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Z76:.AE76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6];1)" office:value-type="float" office:value="3">
            <text:p>3</text:p>
          </table:table-cell>
          <table:table-cell table:formula="of:=LEFT([.X76];[.AG76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7]&lt;&gt;1;[.AH77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Z77:.AE77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7];1)" office:value-type="float" office:value="3">
            <text:p>3</text:p>
          </table:table-cell>
          <table:table-cell table:formula="of:=LEFT([.X77];[.AG77]-1)" office:value-type="string" office:string-value="83">
            <text:p>83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8]&lt;&gt;1;[.AH78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Z78:.AE78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8];1)" office:value-type="float" office:value="0">
            <text:p>#VALUE!</text:p>
          </table:table-cell>
          <table:table-cell table:formula="of:=LEFT([.X78];[.AG7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79]&lt;&gt;1;[.AH79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Z79:.AE79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9];1)" office:value-type="float" office:value="3">
            <text:p>3</text:p>
          </table:table-cell>
          <table:table-cell table:formula="of:=LEFT([.X79];[.AG79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0]&lt;&gt;1;[.AH80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Z80:.AE80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80];1)" office:value-type="float" office:value="3">
            <text:p>3</text:p>
          </table:table-cell>
          <table:table-cell table:formula="of:=LEFT([.X80];[.AG80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1]&lt;&gt;1;[.AH81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Z81:.AE81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1];1)" office:value-type="float" office:value="3">
            <text:p>3</text:p>
          </table:table-cell>
          <table:table-cell table:formula="of:=LEFT([.X81];[.AG81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2]&lt;&gt;1;[.AH82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Z82:.AE82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2];1)" office:value-type="float" office:value="3">
            <text:p>3</text:p>
          </table:table-cell>
          <table:table-cell table:formula="of:=LEFT([.X82];[.AG82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3]&lt;&gt;1;[.AH83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Z83:.AE83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3];1)" office:value-type="float" office:value="3">
            <text:p>3</text:p>
          </table:table-cell>
          <table:table-cell table:formula="of:=LEFT([.X83];[.AG83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4]&lt;&gt;1;[.AH84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Z84:.AE8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4];1)" office:value-type="float" office:value="3">
            <text:p>3</text:p>
          </table:table-cell>
          <table:table-cell table:formula="of:=LEFT([.X84];[.AG84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5]&lt;&gt;1;[.AH85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Z85:.AE85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5];1)" office:value-type="float" office:value="0">
            <text:p>#VALUE!</text:p>
          </table:table-cell>
          <table:table-cell table:formula="of:=LEFT([.X85];[.AG8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6]&lt;&gt;1;[.AH86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Z86:.AE86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6];1)" office:value-type="float" office:value="3">
            <text:p>3</text:p>
          </table:table-cell>
          <table:table-cell table:formula="of:=LEFT([.X86];[.AG86]-1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formula="of:=IF([.AH87]&lt;&gt;1;[.AH87];0)" office:value-type="float" office:value="0">
            <text:p>#VALUE!</text:p>
          </table:table-cell>
          <table:table-cell table:style-name="ce15"/>
          <table:table-cell table:style-name="ce16" table:formula="of:=COUNTA([.Z87:.AE8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7];1)" office:value-type="float" office:value="0">
            <text:p>#VALUE!</text:p>
          </table:table-cell>
          <table:table-cell table:formula="of:=LEFT([.X87];[.AG87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88]&lt;&gt;1;[.AH88];0)" office:value-type="float" office:value="0">
            <text:p>#VALUE!</text:p>
          </table:table-cell>
          <table:table-cell table:style-name="ce15"/>
          <table:table-cell table:style-name="ce16" table:formula="of:=COUNTA([.Z88:.AE8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8];1)" office:value-type="float" office:value="0">
            <text:p>#VALUE!</text:p>
          </table:table-cell>
          <table:table-cell table:formula="of:=LEFT([.X88];[.AG88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89]&lt;&gt;1;[.AH89];0)" office:value-type="float" office:value="0">
            <text:p>#VALUE!</text:p>
          </table:table-cell>
          <table:table-cell table:style-name="ce15"/>
          <table:table-cell table:style-name="ce16" table:formula="of:=COUNTA([.Z89:.AE8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9];1)" office:value-type="float" office:value="0">
            <text:p>#VALUE!</text:p>
          </table:table-cell>
          <table:table-cell table:formula="of:=LEFT([.X89];[.AG89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90]&lt;&gt;1;[.AH90];0)" office:value-type="float" office:value="0">
            <text:p>#VALUE!</text:p>
          </table:table-cell>
          <table:table-cell table:style-name="ce15"/>
          <table:table-cell table:style-name="ce16" table:formula="of:=COUNTA([.Z90:.AE9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0];1)" office:value-type="float" office:value="0">
            <text:p>#VALUE!</text:p>
          </table:table-cell>
          <table:table-cell table:formula="of:=LEFT([.X90];[.AG90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2"/>
          <table:table-cell table:formula="of:=IF([.AH91]&lt;&gt;1;[.AH91];0)" office:value-type="float" office:value="0">
            <text:p>#VALUE!</text:p>
          </table:table-cell>
          <table:table-cell table:style-name="ce15"/>
          <table:table-cell table:style-name="ce16" table:formula="of:=COUNTA([.Z91:.AE9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1];1)" office:value-type="float" office:value="0">
            <text:p>#VALUE!</text:p>
          </table:table-cell>
          <table:table-cell table:formula="of:=LEFT([.X91];[.AG91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number-columns-repeated="3" office:value-type="string">
            <text:p>*</text:p>
          </table:table-cell>
          <table:table-cell table:number-columns-repeated="983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23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float" office:value="13">
            <text:p>13</text:p>
          </table:table-cell>
          <table:table-cell table:style-name="ce16" table:formula="of:=COUNTA([.Z96:.AE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4</text:p>
          </table:table-cell>
          <table:table-cell table:style-name="ce16" table:formula="of:=COUNTA([.Z97:.AE9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5</text:p>
          </table:table-cell>
          <table:table-cell table:style-name="ce16" table:formula="of:=COUNTA([.Z98:.AE98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5-2:1:1</text:p>
          </table:table-cell>
          <table:table-cell table:style-name="ce16" table:formula="of:=COUNTA([.Z99:.AE9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6-1:1:2</text:p>
          </table:table-cell>
          <table:table-cell table:style-name="ce16" table:formula="of:=COUNTA([.Z100:.AE100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7-2:1:1</text:p>
          </table:table-cell>
          <table:table-cell table:style-name="ce16" table:formula="of:=COUNTA([.Z101:.AE101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 office:value-type="string">
            <text:p>18-1:1:2</text:p>
          </table:table-cell>
          <table:table-cell table:style-name="ce16" table:formula="of:=COUNTA([.Z102:.AE102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/>
          <table:table-cell table:style-name="ce16" table:formula="of:=COUNTA([.Z103:.AE10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style-name="ce15"/>
          <table:table-cell table:style-name="ce16" table:formula="of:=COUNTA([.Z104:.AE10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number-columns-repeated="2" office:value-type="string">
            <text:p>*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table:formula="of:=NOW()" office:value-type="date" office:date-value="2020-11-12T01:19:01.38">
            <text:p>2020/11/12 1:1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70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9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9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9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9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9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9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9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9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9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9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9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9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9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9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9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9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9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cm" draw:caption-point-x="-4.122cm" draw:caption-point-y="5.63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9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2T01:19:01.46">
            <text:p>2020/11/12 1:19</text:p>
          </table:table-cell>
          <table:table-cell table:formula="of:=NOW()" office:value-type="date" office:date-value="2020-11-12T01:19:01.46">
            <text:p>2020/11/12 1:19</text:p>
          </table:table-cell>
          <table:table-cell table:formula="of:=NOW()" office:value-type="date" office:date-value="2020-11-12T01:19:01.46">
            <text:p>2020/11/12 1:19</text:p>
          </table:table-cell>
          <table:table-cell table:formula="of:=NOW()" office:value-type="date" office:date-value="2020-11-12T01:19:01.46">
            <text:p>2020/11/12 1:19</text:p>
          </table:table-cell>
          <table:table-cell table:formula="of:=NOW()" office:value-type="date" office:date-value="2020-11-12T01:19:01.46">
            <text:p>2020/11/12 1:19</text:p>
          </table:table-cell>
          <table:table-cell table:formula="of:=NOW()" office:value-type="date" office:date-value="2020-11-12T01:19:01.46">
            <text:p>2020/11/12 1:1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9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9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9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2T01:19:01.48">
            <text:p>2020/11/12 1:19</text:p>
          </table:table-cell>
          <table:table-cell table:formula="of:=NOW()" office:value-type="date" office:date-value="2020-11-12T01:19:01.48">
            <text:p>2020/11/12 1:19</text:p>
          </table:table-cell>
          <table:table-cell table:formula="of:=NOW()" office:value-type="date" office:date-value="2020-11-12T01:19:01.48">
            <text:p>2020/11/12 1:19</text:p>
          </table:table-cell>
          <table:table-cell table:formula="of:=NOW()" office:value-type="date" office:date-value="2020-11-12T01:19:01.48">
            <text:p>2020/11/12 1:19</text:p>
          </table:table-cell>
          <table:table-cell table:formula="of:=NOW()" office:value-type="date" office:date-value="2020-11-12T01:19:01.48">
            <text:p>2020/11/12 1:19</text:p>
          </table:table-cell>
          <table:table-cell table:formula="of:=NOW()" office:value-type="date" office:date-value="2020-11-12T01:19:01.48">
            <text:p>2020/11/12 1:1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3cm" draw:caption-point-x="-5.503cm" draw:caption-point-y="3.587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W7:'2'.AH8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2020/11/12</text:date>, <text:time>01:19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2T01:19:01.13</dc:date>
    <dc:creator>iwabuchi ken</dc:creator>
    <meta:editing-duration>PT23H18M59S</meta:editing-duration>
    <meta:editing-cycles>168</meta:editing-cycles>
    <meta:generator>OpenOffice/4.1.3$Win32 OpenOffice.org_project/413m1$Build-9783</meta:generator>
    <meta:document-statistic meta:table-count="3" meta:cell-count="1391" meta:object-count="0"/>
  </office:meta>
</office:document-meta>
</file>